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center" draw:textarea-vertical-align="middle"/>
    </style:style>
    <style:style style:name="gr2" style:family="graphic" style:parent-style-name="standard">
      <style:graphic-properties draw:fill="solid" draw:fill-color="#0084d1" draw:textarea-horizontal-align="center" draw:textarea-vertical-align="middle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cc6633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7da647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cc6633" draw:textarea-horizontal-align="center" draw:textarea-vertical-align="middl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7da647" draw:textarea-horizontal-align="center" draw:textarea-vertical-align="middle"/>
    </style:style>
    <style:style style:name="gr10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9.303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6pt" fo:font-weight="bold" style:font-size-asian="18pt" style:font-weight-asian="bold" style:font-size-complex="18pt" style:font-weight-complex="bold"/>
    </style:style>
    <style:style style:name="P4" style:family="paragraph">
      <style:text-properties fo:font-size="7pt" style:font-size-asian="18pt" style:font-size-complex="18pt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fo:font-size="6pt" style:font-size-asian="18pt" style:font-size-complex="18pt"/>
    </style:style>
    <style:style style:name="T1" style:family="text">
      <style:text-properties fo:font-size="7pt" fo:font-weight="bold" style:font-size-asian="18pt" style:font-weight-asian="bold" style:font-size-complex="18pt" style:font-weight-complex="bold"/>
    </style:style>
    <style:style style:name="T2" style:family="text">
      <style:text-properties fo:font-size="6pt" fo:font-weight="bold" style:font-size-asian="18pt" style:font-weight-asian="bold" style:font-size-complex="18pt" style:font-weight-complex="bold"/>
    </style:style>
    <style:style style:name="T3" style:family="text">
      <style:text-properties fo:font-size="7pt" fo:font-weight="normal" style:font-size-asian="18pt" style:font-weight-asian="normal" style:font-size-complex="18pt" style:font-weight-complex="normal"/>
    </style:style>
    <style:style style:name="T4" style:family="text">
      <style:text-properties fo:font-size="7pt" style:font-size-asian="18pt" style:font-size-complex="18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fo:font-weight="bold" style:font-size-asian="6pt" style:font-weight-asian="bold" style:font-size-complex="6pt" style:font-weight-complex="bold"/>
    </style:style>
    <style:style style:name="T11" style:family="text">
      <style:text-properties fo:font-size="6pt" fo:font-weight="normal" style:font-size-asian="6pt" style:font-weight-asian="normal" style:font-size-complex="6pt" style:font-weight-complex="normal"/>
    </style:style>
    <style:style style:name="T12" style:family="text">
      <style:text-properties fo:font-size="6pt" style:font-size-asian="18pt" style:font-size-complex="18pt"/>
    </style:style>
    <style:style style:name="T13" style:family="text">
      <style:text-properties fo:font-size="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807cm" svg:height="1.889cm" svg:x="1.116cm" svg:y="1.118cm">
          <text:p text:style-name="P1"><text:span text:style-name="T1">Центральное</text:span></text:p>
          <text:p text:style-name="P1"><text:span text:style-name="T1">устройство</text:span></text:p>
        </draw:rect>
        <draw:rect draw:style-name="gr2" draw:text-style-name="P3" draw:layer="layout" svg:width="1.618cm" svg:height="0.973cm" svg:x="4.067cm" svg:y="4.4cm">
          <text:p text:style-name="P1"><text:span text:style-name="T2">Элемент</text:span></text:p>
        </draw:rect>
        <draw:g>
          <draw:line draw:style-name="gr3" draw:text-style-name="P1" draw:layer="layout" svg:x1="2.446cm" svg:y1="4.014cm" svg:x2="15.54cm" svg:y2="4.014cm">
            <text:p/>
          </draw:line>
          <draw:line draw:style-name="gr3" draw:text-style-name="P1" draw:layer="layout" svg:x1="2.446cm" svg:y1="3.015cm" svg:x2="2.446cm" svg:y2="4.014cm">
            <text:p/>
          </draw:line>
          <draw:line draw:style-name="gr3" draw:text-style-name="P1" draw:layer="layout" svg:x1="15.505cm" svg:y1="4.006cm" svg:x2="15.505cm" svg:y2="4.405cm">
            <text:p/>
          </draw:line>
          <draw:line draw:style-name="gr3" draw:text-style-name="P1" draw:layer="layout" svg:x1="9.105cm" svg:y1="4.007cm" svg:x2="9.105cm" svg:y2="4.406cm">
            <text:p/>
          </draw:line>
          <draw:line draw:style-name="gr3" draw:text-style-name="P1" draw:layer="layout" svg:x1="7.005cm" svg:y1="4.008cm" svg:x2="7.005cm" svg:y2="4.407cm">
            <text:p/>
          </draw:line>
          <draw:line draw:style-name="gr3" draw:text-style-name="P1" draw:layer="layout" svg:x1="4.905cm" svg:y1="4.009cm" svg:x2="4.905cm" svg:y2="4.408cm">
            <text:p/>
          </draw:line>
          <draw:line draw:style-name="gr3" draw:text-style-name="P1" draw:layer="layout" svg:x1="13.405cm" svg:y1="4.007cm" svg:x2="13.405cm" svg:y2="4.406cm">
            <text:p/>
          </draw:line>
          <draw:line draw:style-name="gr3" draw:text-style-name="P1" draw:layer="layout" svg:x1="11.305cm" svg:y1="4.009cm" svg:x2="11.305cm" svg:y2="4.408cm">
            <text:p/>
          </draw:line>
        </draw:g>
        <draw:rect draw:style-name="gr2" draw:text-style-name="P3" draw:layer="layout" svg:width="1.618cm" svg:height="0.973cm" svg:x="6.167cm" svg:y="4.401cm">
          <text:p text:style-name="P1"><text:span text:style-name="T2">Элемент</text:span></text:p>
        </draw:rect>
        <draw:rect draw:style-name="gr2" draw:text-style-name="P3" draw:layer="layout" svg:width="1.618cm" svg:height="0.973cm" svg:x="8.267cm" svg:y="4.402cm">
          <text:p text:style-name="P1"><text:span text:style-name="T2">Элемент</text:span></text:p>
        </draw:rect>
        <draw:rect draw:style-name="gr2" draw:text-style-name="P3" draw:layer="layout" svg:width="1.618cm" svg:height="0.973cm" svg:x="10.467cm" svg:y="4.403cm">
          <text:p text:style-name="P1"><text:span text:style-name="T2">Элемент</text:span></text:p>
        </draw:rect>
        <draw:rect draw:style-name="gr2" draw:text-style-name="P3" draw:layer="layout" svg:width="1.618cm" svg:height="0.973cm" svg:x="12.567cm" svg:y="4.404cm">
          <text:p text:style-name="P1"><text:span text:style-name="T2">Элемент</text:span></text:p>
        </draw:rect>
        <draw:rect draw:style-name="gr2" draw:text-style-name="P3" draw:layer="layout" svg:width="1.618cm" svg:height="0.973cm" svg:x="14.667cm" svg:y="4.405cm">
          <text:p text:style-name="P1"><text:span text:style-name="T2">Элемент</text:span></text:p>
        </draw:rect>
        <draw:frame draw:style-name="gr4" draw:text-style-name="P4" draw:layer="layout" svg:width="11.769cm" svg:height="1.651cm" svg:x="1.323cm" svg:y="6.02cm">
          <draw:text-box>
            <text:p><text:span text:style-name="T1">Задачи центрального устройства:</text:span></text:p>
            <text:p><text:span text:style-name="T3"><text:tab/></text:span><text:span text:style-name="T3">Посылка на адрес пакета с запросом</text:span></text:p>
            <text:p><text:span text:style-name="T4"><text:tab/></text:span><text:span text:style-name="T4"><text:tab/></text:span><text:span text:style-name="T4">1 — опрос сети (по уникальным адресам 1..255) на наличие в ней устройств </text:span></text:p>
            <text:p><text:span text:style-name="T4"><text:tab/></text:span><text:span text:style-name="T4"><text:tab/></text:span><text:span text:style-name="T4">2 — посылка функции </text:span></text:p>
            <text:p><text:span text:style-name="T4"><text:tab/></text:span><text:span text:style-name="T4"><text:tab/></text:span></text:p>
          </draw:text-box>
        </draw:frame>
        <draw:frame draw:style-name="gr5" draw:text-style-name="P4" draw:layer="layout" svg:width="5.415cm" svg:height="1.093cm" svg:x="1cm" svg:y="8.093cm">
          <draw:text-box>
            <text:p><text:span text:style-name="T1">Задачи элемента:</text:span></text:p>
            <text:p><text:span text:style-name="T4"><text:tab/></text:span><text:span text:style-name="T4">Прием пакета от центрального</text:span></text:p>
            <text:p><text:span text:style-name="T4"><text:tab/></text:span><text:span text:style-name="T4"><text:tab/></text:span><text:span text:style-name="T4">Отработать функцию</text:span></text:p>
          </draw:text-box>
        </draw:frame>
        <draw:frame draw:style-name="gr6" draw:text-style-name="P4" draw:layer="layout" svg:width="13.923cm" svg:height="2.488cm" svg:x="6.354cm" svg:y="7.757cm">
          <draw:text-box>
            <text:p><text:span text:style-name="T1">Аттрибуты элемента:</text:span></text:p>
            <text:p><text:span text:style-name="T4"><text:tab/></text:span><text:span text:style-name="T4">1 — уникальный адрес [16..255] который четко идентифицирует данный элемент в сети (аналог IP адреса)</text:span></text:p>
            <text:p><text:span text:style-name="T4"><text:tab/></text:span><text:span text:style-name="T4">2 — уникальный номер типа устройства [16..255] — к какому типу принадлежит данный элемент </text:span></text:p>
            <text:p><text:span text:style-name="T4"><text:tab/></text:span><text:span text:style-name="T4">( устройство цифрового ввода и/или вывода) устройство аналогового ввода и/или вывода</text:span></text:p>
            <text:p><text:span text:style-name="T4"><text:tab/></text:span><text:span text:style-name="T4">3 — настройки ( элемент должен иметь возможность настриваться — изменять что-либо </text:span></text:p>
            <text:p><text:span text:style-name="T4"><text:tab/></text:span><text:span text:style-name="T4"><text:tab/></text:span><text:span text:style-name="T4"> <text:s text:c="7"/></text:span><text:span text:style-name="T4">в алгоритме работы,например — установить порты на выходы или на входы, </text:span></text:p>
            <text:p><text:span text:style-name="T4"><text:tab/></text:span><text:span text:style-name="T4"><text:tab/></text:span><text:span text:style-name="T4"> <text:s text:c="7"/></text:span><text:span text:style-name="T4">установить скорость обмена <text:s/>с подчиненными элементам устройствами )</text:span></text:p>
            <text:p><text:span text:style-name="T4"><text:tab/></text:span><text:span text:style-name="T4">4 — состояние ( текущее состояние флагов и/или выходов)</text:span></text:p>
          </draw:text-box>
        </draw:frame>
        <draw:g>
          <draw:rect draw:style-name="gr7" draw:text-style-name="P1" draw:layer="layout" svg:width="0.71cm" svg:height="0.575cm" svg:x="1.668cm" svg:y="3.286cm">
            <text:p/>
          </draw:rect>
          <draw:custom-shape draw:style-name="gr8" draw:text-style-name="P1" draw:layer="layout" svg:width="0.576cm" svg:height="0.217cm" svg:x="1.741cm" svg:y="3.46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rect draw:style-name="gr9" draw:text-style-name="P1" draw:layer="layout" svg:width="0.71cm" svg:height="0.575cm" svg:x="14.541cm" svg:y="3.371cm">
            <text:p/>
          </draw:rect>
          <draw:custom-shape draw:style-name="gr10" draw:text-style-name="P1" draw:layer="layout" svg:width="-0.576cm" svg:height="-0.217cm" svg:x="15.202cm" svg:y="3.77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1" draw:text-style-name="P5" draw:layer="layout" svg:width="9.803cm" svg:height="8.059cm" svg:x="1cm" svg:y="10.341cm">
          <draw:text-box>
            <text:p text:style-name="P5"><text:span text:style-name="T5">Пакеты, которые могут быть посланы от Центрального устройства на элемент:</text:span></text:p>
            <text:p text:style-name="P5"><text:tab/><text:span text:style-name="T6">Запрос на наличие в сети</text:span></text:p>
            <text:p text:style-name="P5"><text:tab/><text:tab/>Флаг начала посылки от центральногоBYTE</text:p>
            <text:p text:style-name="P5"><text:tab/><text:tab/>Адрес устройства BYTE</text:p>
            <text:p text:style-name="P5"><text:tab/><text:tab/>Номер функции BYTE</text:p>
            <text:p text:style-name="P5"><text:tab/><text:tab/>Флаг окончания посылки от центрального BYTE</text:p>
            <text:p text:style-name="P5"/>
            <text:p text:style-name="P5"><text:tab/><text:span text:style-name="T6">Запрос на получение настроек</text:span></text:p>
            <text:p text:style-name="P5"><text:tab/><text:tab/>Флаг начала посылки от центральногоBYTE</text:p>
            <text:p text:style-name="P5"><text:tab/><text:tab/>Адрес устройства BYTE</text:p>
            <text:p text:style-name="P5"><text:tab/><text:tab/>Номер функции BYTE</text:p>
            <text:p text:style-name="P5"><text:tab/><text:tab/>Флаг окончания посылки от центрального BYTE</text:p>
            <text:p text:style-name="P5"/>
            <text:p text:style-name="P5"><text:tab/><text:span text:style-name="T6">Запрос на установку настроек</text:span></text:p>
            <text:p text:style-name="P5"><text:span text:style-name="T6"><text:tab/></text:span><text:span text:style-name="T7"><text:tab/></text:span><text:span text:style-name="T7">Флаг начала посылки от центральногоBYTE</text:span></text:p>
            <text:p text:style-name="P5"><text:tab/><text:tab/>Адрес устройства BYTE</text:p>
            <text:p text:style-name="P5"><text:tab/><text:tab/>Номер функции BYTE</text:p>
            <text:p text:style-name="P5"><text:tab/><text:tab/>Двоичные данные BYTE[]</text:p>
            <text:p text:style-name="P5"><text:tab/><text:tab/>Флаг окончания посылки от центрального BYTE</text:p>
            <text:p text:style-name="P5"/>
            <text:p text:style-name="P5"><text:tab/><text:span text:style-name="T6">Запрос на получение состояния</text:span></text:p>
            <text:p text:style-name="P5"><text:span text:style-name="T6"><text:tab/></text:span><text:span text:style-name="T7"><text:tab/></text:span><text:span text:style-name="T7">Флаг начала посылки от центральногоBYTE</text:span></text:p>
            <text:p text:style-name="P5"><text:tab/><text:tab/>Адрес устройства BYTE</text:p>
            <text:p text:style-name="P5"><text:tab/><text:tab/>Номер функции BYTE</text:p>
            <text:p text:style-name="P5"><text:tab/><text:tab/>Флаг окончания посылки от центрального BYTE</text:p>
            <text:p text:style-name="P5"/>
            <text:p text:style-name="P5"><text:tab/><text:span text:style-name="T6">Запрос на установку состояния </text:span></text:p>
            <text:p text:style-name="P5"><text:span text:style-name="T6"><text:tab/></text:span><text:span text:style-name="T7"><text:tab/></text:span><text:span text:style-name="T7">Флаг начала посылки от центральногоBYTE</text:span></text:p>
            <text:p text:style-name="P5"><text:tab/><text:tab/>Адрес устройства BYTE</text:p>
            <text:p text:style-name="P5"><text:tab/><text:tab/>Номер функции BYTE</text:p>
            <text:p text:style-name="P5"><text:tab/><text:tab/>Двоичные данные BYTE[]</text:p>
            <text:p text:style-name="P5"><text:tab/><text:tab/>Флаг окончания посылки от центрального BYTE</text:p>
          </draw:text-box>
        </draw:frame>
        <draw:frame draw:style-name="gr12" draw:text-style-name="P5" draw:layer="layout" svg:width="9.803cm" svg:height="8.761cm" svg:x="1cm" svg:y="18.4cm">
          <draw:text-box>
            <text:p text:style-name="P5"><text:span text:style-name="T8">Пакеты, которые могут быть посланы от Элемента на Центральное устройство:</text:span></text:p>
            <text:p text:style-name="P5"><text:span text:style-name="T9"><text:tab/></text:span><text:span text:style-name="T10">Запрос на наличие в сети</text:span></text:p>
            <text:p text:style-name="P5"><text:span text:style-name="T9"><text:tab/></text:span><text:span text:style-name="T9"><text:tab/></text:span><text:span text:style-name="T9">Флаг начала посылки от элемента BYTE</text:span></text:p>
            <text:p text:style-name="P5"><text:span text:style-name="T9"><text:tab/></text:span><text:span text:style-name="T9"><text:tab/></text:span><text:span text:style-name="T9">Адрес устройства BYTE</text:span></text:p>
            <text:p text:style-name="P5"><text:span text:style-name="T9"><text:tab/></text:span><text:span text:style-name="T9"><text:tab/></text:span><text:span text:style-name="T9">Номер функции BYTE</text:span></text:p>
            <text:p text:style-name="P5"><text:span text:style-name="T9"><text:tab/></text:span><text:span text:style-name="T9"><text:tab/></text:span><text:span text:style-name="T9">Двоичные данные: Тип устройства - BYTE[]</text:span></text:p>
            <text:p text:style-name="P5"><text:span text:style-name="T9"><text:tab/></text:span><text:span text:style-name="T9"><text:tab/></text:span><text:span text:style-name="T9">Флаг окончания посылки от элемента BYTE</text:span></text:p>
            <text:p text:style-name="P5"><text:span text:style-name="T9"/></text:p>
            <text:p text:style-name="P5"><text:span text:style-name="T9"><text:tab/></text:span><text:span text:style-name="T10">Запрос на получение настроек</text:span></text:p>
            <text:p text:style-name="P5"><text:span text:style-name="T9"><text:tab/></text:span><text:span text:style-name="T9"><text:tab/></text:span><text:span text:style-name="T9">Флаг начала посылки от элемента BYTE</text:span></text:p>
            <text:p text:style-name="P5"><text:span text:style-name="T9"><text:tab/></text:span><text:span text:style-name="T9"><text:tab/></text:span><text:span text:style-name="T9">Адрес устройства BYTE</text:span></text:p>
            <text:p text:style-name="P5"><text:span text:style-name="T9"><text:tab/></text:span><text:span text:style-name="T9"><text:tab/></text:span><text:span text:style-name="T9">Номер функции BYTE</text:span></text:p>
            <text:p text:style-name="P5"><text:span text:style-name="T9"><text:tab/></text:span><text:span text:style-name="T9"><text:tab/></text:span><text:span text:style-name="T9">Двоичные данные — текущие настройки BYTE[]</text:span></text:p>
            <text:p text:style-name="P5"><text:span text:style-name="T9"><text:tab/></text:span><text:span text:style-name="T9"><text:tab/></text:span><text:span text:style-name="T9">Флаг окончания посылки от элемента BYTE</text:span></text:p>
            <text:p text:style-name="P5"><text:span text:style-name="T9"/></text:p>
            <text:p text:style-name="P5"><text:span text:style-name="T9"><text:tab/></text:span><text:span text:style-name="T10">Запрос на установку настроек</text:span></text:p>
            <text:p text:style-name="P5"><text:span text:style-name="T11"><text:tab/></text:span><text:span text:style-name="T11"><text:tab/></text:span><text:span text:style-name="T11">Флаг начала посылки от элемента BYTE</text:span></text:p>
            <text:p text:style-name="P5"><text:span text:style-name="T9"><text:tab/></text:span><text:span text:style-name="T9"><text:tab/></text:span><text:span text:style-name="T9">Адрес устройства BYTE</text:span></text:p>
            <text:p text:style-name="P5"><text:span text:style-name="T9"><text:tab/></text:span><text:span text:style-name="T9"><text:tab/></text:span><text:span text:style-name="T9">Номер функции BYTE</text:span></text:p>
            <text:p text:style-name="P5"><text:span text:style-name="T9"><text:tab/></text:span><text:span text:style-name="T9"><text:tab/></text:span><text:span text:style-name="T9">Флаг состояния установки — OK, Cancel, Error</text:span></text:p>
            <text:p text:style-name="P5"><text:span text:style-name="T9"><text:tab/></text:span><text:span text:style-name="T9"><text:tab/></text:span><text:span text:style-name="T9">Флаг окончания посылки от элемента BYTE</text:span></text:p>
            <text:p text:style-name="P5"><text:span text:style-name="T9"/></text:p>
            <text:p text:style-name="P5"><text:span text:style-name="T9"><text:tab/></text:span><text:span text:style-name="T10">Запрос на получение состояния</text:span></text:p>
            <text:p text:style-name="P5"><text:span text:style-name="T9"><text:tab/></text:span><text:span text:style-name="T9"><text:tab/></text:span><text:span text:style-name="T9">Флаг начала посылки от элемента BYTE</text:span></text:p>
            <text:p text:style-name="P5"><text:span text:style-name="T9"><text:tab/></text:span><text:span text:style-name="T9"><text:tab/></text:span><text:span text:style-name="T9">Адрес устройства BYTE</text:span></text:p>
            <text:p text:style-name="P5"><text:span text:style-name="T9"><text:tab/></text:span><text:span text:style-name="T9"><text:tab/></text:span><text:span text:style-name="T9">Номер функции BYTE</text:span></text:p>
            <text:p text:style-name="P5"><text:span text:style-name="T9"><text:tab/></text:span><text:span text:style-name="T9"><text:tab/></text:span><text:span text:style-name="T9">Двоичные данные — текущее состояние BYTE[]</text:span></text:p>
            <text:p text:style-name="P5"><text:span text:style-name="T9"><text:tab/></text:span><text:span text:style-name="T9"><text:tab/></text:span><text:span text:style-name="T9">Флаг окончания посылки от элемента BYTE</text:span></text:p>
            <text:p text:style-name="P5"><text:span text:style-name="T9"/></text:p>
            <text:p text:style-name="P5"><text:span text:style-name="T9"><text:tab/></text:span><text:span text:style-name="T10">Запрос на установку состояния </text:span></text:p>
            <text:p text:style-name="P5"><text:span text:style-name="T9"><text:tab/></text:span><text:span text:style-name="T9"><text:tab/></text:span><text:span text:style-name="T9">Флаг начала посылки от элемента BYTE</text:span></text:p>
            <text:p text:style-name="P5"><text:span text:style-name="T9"><text:tab/></text:span><text:span text:style-name="T9"><text:tab/></text:span><text:span text:style-name="T9">Адрес устройства BYTE</text:span></text:p>
            <text:p text:style-name="P5"><text:span text:style-name="T9"><text:tab/></text:span><text:span text:style-name="T9"><text:tab/></text:span><text:span text:style-name="T9">Номер функции BYTE</text:span></text:p>
            <text:p text:style-name="P5"><text:span text:style-name="T9"><text:tab/></text:span><text:span text:style-name="T9"><text:tab/></text:span><text:span text:style-name="T9">Флаг состояния установки — OK, Cancel, Error</text:span></text:p>
            <text:p text:style-name="P5"><text:span text:style-name="T9"><text:tab/></text:span><text:span text:style-name="T9"><text:tab/></text:span><text:span text:style-name="T9">Флаг окончания посылки от элемента BYTE</text:span></text:p>
          </draw:text-box>
        </draw:frame>
        <draw:frame draw:style-name="gr6" draw:text-style-name="P6" draw:layer="layout" svg:width="4.863cm" svg:height="0.501cm" svg:x="12.25cm" svg:y="10.738cm">
          <draw:text-box>
            <text:p><text:span text:style-name="T12">Флаг начала посылки от центрального:</text:span><text:span text:style-name="T2">0x0A</text:span></text:p>
          </draw:text-box>
        </draw:frame>
        <draw:frame draw:style-name="gr6" draw:text-style-name="P6" draw:layer="layout" svg:width="5.197cm" svg:height="0.501cm" svg:x="12.251cm" svg:y="11.039cm">
          <draw:text-box>
            <text:p><text:span text:style-name="T12">Флаг окончания посылки от центрального:</text:span><text:span text:style-name="T2">0x0C</text:span></text:p>
          </draw:text-box>
        </draw:frame>
        <draw:frame draw:style-name="gr6" draw:text-style-name="P6" draw:layer="layout" svg:width="5.416cm" svg:height="0.501cm" svg:x="12.251cm" svg:y="11.34cm">
          <draw:text-box>
            <text:p><text:span text:style-name="T12">Адрес устройства: </text:span><text:span text:style-name="T2">0x00..0xFF </text:span><text:span text:style-name="T13">(эмуляция данных)</text:span></text:p>
          </draw:text-box>
        </draw:frame>
        <draw:frame draw:style-name="gr6" draw:text-style-name="P6" draw:layer="layout" svg:width="5.217cm" svg:height="0.501cm" svg:x="12.251cm" svg:y="11.641cm">
          <draw:text-box>
            <text:p><text:span text:style-name="T12">Номер функции: </text:span><text:span text:style-name="T2">0x00..0xFF </text:span><text:span text:style-name="T13">(эмуляция данных)</text:span></text:p>
          </draw:text-box>
        </draw:frame>
        <draw:frame draw:style-name="gr6" draw:text-style-name="P6" draw:layer="layout" svg:width="7.123cm" svg:height="0.977cm" svg:x="12.251cm" svg:y="12.142cm">
          <draw:text-box>
            <text:p><text:span text:style-name="T12">Двоичные данные: эмуляция одного байта — двумя символьными,</text:span></text:p>
            <text:p><text:span text:style-name="T12">То есть, число 0x27 эмулируется в два байта — 0x32 и 0x37</text:span></text:p>
            <text:p><text:span text:style-name="T12">( сначала идет старший байт, потом младший )</text:span></text:p>
          </draw:text-box>
        </draw:frame>
        <draw:frame draw:style-name="gr6" draw:text-style-name="P6" draw:layer="layout" svg:width="4.926cm" svg:height="0.501cm" svg:x="12.25cm" svg:y="18.211cm">
          <draw:text-box>
            <text:p><text:span text:style-name="T12">Флаг начала посылки от центрального: </text:span><text:span text:style-name="T2">0x0B</text:span></text:p>
          </draw:text-box>
        </draw:frame>
        <draw:frame draw:style-name="gr6" draw:text-style-name="P6" draw:layer="layout" svg:width="5.256cm" svg:height="0.501cm" svg:x="12.251cm" svg:y="18.508cm">
          <draw:text-box>
            <text:p><text:span text:style-name="T12">Флаг окончания посылки от центрального: </text:span><text:span text:style-name="T2">0x0D</text:span></text:p>
          </draw:text-box>
        </draw:frame>
        <draw:frame draw:style-name="gr6" draw:text-style-name="P6" draw:layer="layout" svg:width="5.416cm" svg:height="0.501cm" svg:x="12.251cm" svg:y="18.841cm">
          <draw:text-box>
            <text:p><text:span text:style-name="T12">Адрес устройства: </text:span><text:span text:style-name="T2">0x10..0xFF </text:span><text:span text:style-name="T13">(эмуляция данных)</text:span></text:p>
          </draw:text-box>
        </draw:frame>
        <draw:frame draw:style-name="gr6" draw:text-style-name="P6" draw:layer="layout" svg:width="5.158cm" svg:height="0.501cm" svg:x="12.251cm" svg:y="19.191cm">
          <draw:text-box>
            <text:p><text:span text:style-name="T12">Номер функции: </text:span><text:span text:style-name="T2">0x10..0xFF</text:span><text:span text:style-name="T13">(эмуляция данных)</text:span></text:p>
          </draw:text-box>
        </draw:frame>
        <draw:frame draw:style-name="gr6" draw:text-style-name="P6" draw:layer="layout" svg:width="7.123cm" svg:height="0.977cm" svg:x="12.251cm" svg:y="20.165cm">
          <draw:text-box>
            <text:p><text:span text:style-name="T12">Двоичные данные: эмуляция одного байта — двумя символьными,</text:span></text:p>
            <text:p><text:span text:style-name="T12">То есть, число 0x27 эмулируется в два байта — 0x32 и 0x37</text:span></text:p>
            <text:p><text:span text:style-name="T12">( сначала идет старший байт, потом младший )</text:span></text:p>
          </draw:text-box>
        </draw:frame>
        <draw:frame draw:style-name="gr6" draw:text-style-name="P6" draw:layer="layout" svg:width="9.176cm" svg:height="1.711cm" svg:x="10.952cm" svg:y="24.844cm">
          <draw:text-box>
            <text:p><text:span text:style-name="T12"><text:s text:c="3"/></text:span><text:span text:style-name="T2">Другими словами для разработки устройства в данной сети необходимо:</text:span></text:p>
            <text:p><text:span text:style-name="T12">Создать для определенного типа элемента на центральном блоке объект-заместитель.</text:span></text:p>
            <text:p><text:span text:style-name="T12">( который создает иллюзию нахождения данного объекта внутри центрального блока,</text:span></text:p>
            <text:p><text:span text:style-name="T12"><text:s/></text:span><text:span text:style-name="T12">и <text:s/>полностью отвечает за передачу данных, кодирование и декодирование сигналов.</text:span></text:p>
            <text:p><text:span text:style-name="T12"/></text:p>
            <text:p><text:span text:style-name="T12">Элемент должен уметь выполнять заложенные в него 5 функций</text:span></text:p>
          </draw:text-box>
        </draw:frame>
        <draw:frame draw:style-name="gr6" draw:text-style-name="P6" draw:layer="layout" svg:width="7.377cm" svg:height="0.751cm" svg:x="12.251cm" svg:y="19.543cm">
          <draw:text-box>
            <text:p><text:span text:style-name="T12">Флаг состояния установки: </text:span><text:span text:style-name="T2">0x01 — OK, 0x02 — Cancel, 0x03 — Error</text:span></text:p>
            <text:p><text:span text:style-name="T2"><text:s/></text:span><text:span text:style-name="T13">(эмуляция данных)</text:span></text:p>
          </draw:text-box>
        </draw:frame>
        <draw:frame draw:style-name="gr6" draw:text-style-name="P6" draw:layer="layout" svg:width="5.705cm" svg:height="1.953cm" svg:x="12.251cm" svg:y="22.092cm">
          <draw:text-box>
            <text:p><text:span text:style-name="T2">Тип устройства </text:span><text:span text:style-name="T12">— двоичные данные, в эмуляции </text:span></text:p>
            <text:p><text:span text:style-name="T12">одного байта двумя символьными:</text:span></text:p>
            <text:p><text:span text:style-name="T12">[0] ( 2 символьных байта ) - тип устройства</text:span></text:p>
            <text:p><text:span text:style-name="T12">[1..n] (2*1.. 2*n символьных байта) разновидность</text:span></text:p>
            <text:p><text:span text:style-name="T12">( например дискретного ввода-вывода может иметь </text:span></text:p>
            <text:p><text:span text:style-name="T12">Различное кол-во выводов, и в разновидности будет</text:span></text:p>
            <text:p><text:span text:style-name="T12">Задано кол-во программируемых выводов 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Cherkashin</meta:initial-creator>
    <meta:creation-date>2009-07-22T07:34:51.81</meta:creation-date>
    <dc:date>2009-07-22T12:21:24.60</dc:date>
    <dc:creator>Vitaliy Cherkashin</dc:creator>
    <meta:editing-duration>PT04H46M33S</meta:editing-duration>
    <meta:editing-cycles>5</meta:editing-cycles>
    <meta:generator>OpenOffice.org/3.0$Win32 OpenOffice.org_project/300m9$Build-9358</meta:generator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